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format="1" text:display-levels="2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3" style:num-format="1" text:display-levels="3">
        <style:list-level-properties text:space-before="0.5312in" text:min-label-width="0.5in" text:list-level-position-and-space-mode="label-alignment">
          <style:list-level-label-alignment text:label-followed-by="listtab" fo:margin-left="1.0312in" fo:text-indent="-0.5in"/>
        </style:list-level-properties>
      </text:list-level-style-number>
      <text:list-level-style-number text:level="4" style:num-format="1" text:display-levels="4">
        <style:list-level-properties text:space-before="0.7812in" text:min-label-width="0.5in" text:list-level-position-and-space-mode="label-alignment">
          <style:list-level-label-alignment text:label-followed-by="listtab" fo:margin-left="1.2812in" fo:text-indent="-0.5in"/>
        </style:list-level-properties>
      </text:list-level-style-number>
      <text:list-level-style-number text:level="5" style:num-format="1" text:display-levels="5">
        <style:list-level-properties text:space-before="1.0312in" text:min-label-width="0.75in" text:list-level-position-and-space-mode="label-alignment">
          <style:list-level-label-alignment text:label-followed-by="listtab" fo:margin-left="1.7812in" fo:text-indent="-0.75in"/>
        </style:list-level-properties>
      </text:list-level-style-number>
      <text:list-level-style-number text:level="6" style:num-format="1" text:display-levels="6">
        <style:list-level-properties text:space-before="1.2812in" text:min-label-width="0.75in" text:list-level-position-and-space-mode="label-alignment">
          <style:list-level-label-alignment text:label-followed-by="listtab" fo:margin-left="2.0312in" fo:text-indent="-0.75in"/>
        </style:list-level-properties>
      </text:list-level-style-number>
      <text:list-level-style-number text:level="7" style:num-format="1" text:display-levels="7">
        <style:list-level-properties text:space-before="1.5312in" text:min-label-width="1in" text:list-level-position-and-space-mode="label-alignment">
          <style:list-level-label-alignment text:label-followed-by="listtab" fo:margin-left="2.5312in" fo:text-indent="-1in"/>
        </style:list-level-properties>
      </text:list-level-style-number>
      <text:list-level-style-number text:level="8" style:num-format="1" text:display-levels="8">
        <style:list-level-properties text:space-before="1.7812in" text:min-label-width="1in" text:list-level-position-and-space-mode="label-alignment">
          <style:list-level-label-alignment text:label-followed-by="listtab" fo:margin-left="2.7812in" fo:text-indent="-1in"/>
        </style:list-level-properties>
      </text:list-level-style-number>
      <text:list-level-style-number text:level="9" style:num-format="1" text:display-levels="9">
        <style:list-level-properties text:space-before="2.0312in" text:min-label-width="1.25in" text:list-level-position-and-space-mode="label-alignment">
          <style:list-level-label-alignment text:label-followed-by="listtab" fo:margin-left="3.2812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format="1" text:display-levels="2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3" style:num-format="1" text:display-levels="3">
        <style:list-level-properties text:space-before="0.5312in" text:min-label-width="0.5in" text:list-level-position-and-space-mode="label-alignment">
          <style:list-level-label-alignment text:label-followed-by="listtab" fo:margin-left="1.0312in" fo:text-indent="-0.5in"/>
        </style:list-level-properties>
      </text:list-level-style-number>
      <text:list-level-style-number text:level="4" style:num-format="1" text:display-levels="4">
        <style:list-level-properties text:space-before="0.7812in" text:min-label-width="0.5in" text:list-level-position-and-space-mode="label-alignment">
          <style:list-level-label-alignment text:label-followed-by="listtab" fo:margin-left="1.2812in" fo:text-indent="-0.5in"/>
        </style:list-level-properties>
      </text:list-level-style-number>
      <text:list-level-style-number text:level="5" style:num-format="1" text:display-levels="5">
        <style:list-level-properties text:space-before="1.0312in" text:min-label-width="0.75in" text:list-level-position-and-space-mode="label-alignment">
          <style:list-level-label-alignment text:label-followed-by="listtab" fo:margin-left="1.7812in" fo:text-indent="-0.75in"/>
        </style:list-level-properties>
      </text:list-level-style-number>
      <text:list-level-style-number text:level="6" style:num-format="1" text:display-levels="6">
        <style:list-level-properties text:space-before="1.2812in" text:min-label-width="0.75in" text:list-level-position-and-space-mode="label-alignment">
          <style:list-level-label-alignment text:label-followed-by="listtab" fo:margin-left="2.0312in" fo:text-indent="-0.75in"/>
        </style:list-level-properties>
      </text:list-level-style-number>
      <text:list-level-style-number text:level="7" style:num-format="1" text:display-levels="7">
        <style:list-level-properties text:space-before="1.5312in" text:min-label-width="1in" text:list-level-position-and-space-mode="label-alignment">
          <style:list-level-label-alignment text:label-followed-by="listtab" fo:margin-left="2.5312in" fo:text-indent="-1in"/>
        </style:list-level-properties>
      </text:list-level-style-number>
      <text:list-level-style-number text:level="8" style:num-format="1" text:display-levels="8">
        <style:list-level-properties text:space-before="1.7812in" text:min-label-width="1in" text:list-level-position-and-space-mode="label-alignment">
          <style:list-level-label-alignment text:label-followed-by="listtab" fo:margin-left="2.7812in" fo:text-indent="-1in"/>
        </style:list-level-properties>
      </text:list-level-style-number>
      <text:list-level-style-number text:level="9" style:num-format="1" text:display-levels="9">
        <style:list-level-properties text:space-before="2.0312in" text:min-label-width="1.25in" text:list-level-position-and-space-mode="label-alignment">
          <style:list-level-label-alignment text:label-followed-by="listtab" fo:margin-left="3.2812in" fo:text-indent="-1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Default" style:list-style-name="LFO15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5" style:parent-style-name="Default" style:family="paragraph">
      <style:paragraph-properties fo:margin-left="0.5312in">
        <style:tab-stops/>
      </style:paragraph-properties>
      <style:text-properties fo:font-weight="bold" style:font-weight-asian="bold" style:font-weight-complex="bold" fo:color="#252525"/>
    </style:style>
    <style:style style:name="P6" style:parent-style-name="Default" style:list-style-name="LFO3" style:family="paragraph"/>
    <style:style style:name="T7" style:parent-style-name="Policepardéfaut" style:family="text">
      <style:text-properties fo:font-weight="bold" style:font-weight-asian="bold" style:font-weight-complex="bold" fo:color="#252525"/>
    </style:style>
    <style:style style:name="P8" style:parent-style-name="Default" style:family="paragraph">
      <style:paragraph-properties fo:margin-left="0.5in">
        <style:tab-stops/>
      </style:paragraph-properties>
    </style:style>
    <style:style style:name="T9" style:parent-style-name="Policepardéfaut" style:family="text">
      <style:text-properties fo:color="#252525"/>
    </style:style>
    <style:style style:name="T10" style:parent-style-name="Policepardéfaut" style:family="text">
      <style:text-properties fo:color="#252525"/>
    </style:style>
    <style:style style:name="P11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2" style:parent-style-name="Default" style:list-style-name="LFO3" style:family="paragraph"/>
    <style:style style:name="T13" style:parent-style-name="Policepardéfaut" style:family="text">
      <style:text-properties fo:font-weight="bold" style:font-weight-asian="bold" style:font-weight-complex="bold" fo:color="#252525"/>
    </style:style>
    <style:style style:name="T14" style:parent-style-name="Policepardéfaut" style:family="text">
      <style:text-properties fo:color="#252525"/>
    </style:style>
    <style:style style:name="P15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6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7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8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9" style:parent-style-name="Default" style:list-style-name="LFO15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20" style:parent-style-name="Default" style:family="paragraph">
      <style:paragraph-properties fo:margin-left="0.5312in">
        <style:tab-stops/>
      </style:paragraph-properties>
      <style:text-properties fo:font-weight="bold" style:font-weight-asian="bold" style:font-weight-complex="bold" fo:color="#252525"/>
    </style:style>
    <style:style style:name="P21" style:parent-style-name="Default" style:list-style-name="LFO4" style:family="paragraph"/>
    <style:style style:name="T22" style:parent-style-name="Policepardéfaut" style:family="text">
      <style:text-properties fo:font-weight="bold" style:font-weight-asian="bold" style:font-weight-complex="bold" fo:color="#252525"/>
    </style:style>
    <style:style style:name="T23" style:parent-style-name="Policepardéfaut" style:family="text">
      <style:text-properties fo:color="#252525"/>
    </style:style>
    <style:style style:name="P24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25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26" style:parent-style-name="Default" style:list-style-name="LFO4" style:family="paragraph"/>
    <style:style style:name="T27" style:parent-style-name="Policepardéfaut" style:family="text">
      <style:text-properties fo:font-weight="bold" style:font-weight-asian="bold" style:font-weight-complex="bold" fo:color="#252525"/>
    </style:style>
    <style:style style:name="T28" style:parent-style-name="Policepardéfaut" style:family="text">
      <style:text-properties fo:color="#252525"/>
    </style:style>
    <style:style style:name="P29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30" style:parent-style-name="Default" style:list-style-name="LFO4" style:family="paragraph"/>
    <style:style style:name="T31" style:parent-style-name="Policepardéfaut" style:family="text">
      <style:text-properties fo:font-weight="bold" style:font-weight-asian="bold" style:font-weight-complex="bold" fo:color="#252525"/>
    </style:style>
    <style:style style:name="T32" style:parent-style-name="Policepardéfaut" style:family="text">
      <style:text-properties fo:color="#252525"/>
    </style:style>
    <style:style style:name="P33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34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35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36" style:parent-style-name="Default" style:list-style-name="LFO15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37" style:parent-style-name="Default" style:family="paragraph">
      <style:paragraph-properties fo:margin-left="0.2812in">
        <style:tab-stops/>
      </style:paragraph-properties>
      <style:text-properties fo:font-weight="bold" style:font-weight-asian="bold" style:font-weight-complex="bold" fo:color="#252525"/>
    </style:style>
    <style:style style:name="P38" style:parent-style-name="Default" style:list-style-name="LFO5" style:family="paragraph"/>
    <style:style style:name="T39" style:parent-style-name="Policepardéfaut" style:family="text">
      <style:text-properties fo:font-weight="bold" style:font-weight-asian="bold" style:font-weight-complex="bold" fo:color="#252525"/>
    </style:style>
    <style:style style:name="T40" style:parent-style-name="Policepardéfaut" style:family="text">
      <style:text-properties fo:color="#252525"/>
    </style:style>
    <style:style style:name="P41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42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43" style:parent-style-name="Default" style:list-style-name="LFO5" style:family="paragraph"/>
    <style:style style:name="T44" style:parent-style-name="Policepardéfaut" style:family="text">
      <style:text-properties fo:font-weight="bold" style:font-weight-asian="bold" style:font-weight-complex="bold" fo:color="#252525"/>
    </style:style>
    <style:style style:name="P45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46" style:parent-style-name="Default" style:family="paragraph">
      <style:text-properties fo:color="#252525"/>
    </style:style>
    <style:style style:name="P47" style:parent-style-name="Default" style:family="paragraph">
      <style:text-properties fo:color="#252525"/>
    </style:style>
    <style:style style:name="P48" style:parent-style-name="Default" style:family="paragraph">
      <style:text-properties fo:color="#252525"/>
    </style:style>
    <style:style style:name="P49" style:parent-style-name="Default" style:family="paragraph">
      <style:text-properties fo:color="#252525"/>
    </style:style>
    <style:style style:name="P50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51" style:parent-style-name="Default" style:list-style-name="LFO15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52" style:parent-style-name="Default" style:family="paragraph">
      <style:paragraph-properties fo:margin-left="0.5312in">
        <style:tab-stops/>
      </style:paragraph-properties>
      <style:text-properties fo:font-weight="bold" style:font-weight-asian="bold" style:font-weight-complex="bold" fo:color="#252525"/>
    </style:style>
    <style:style style:name="P53" style:parent-style-name="Default" style:list-style-name="LFO6" style:family="paragraph"/>
    <style:style style:name="T54" style:parent-style-name="Policepardéfaut" style:family="text">
      <style:text-properties fo:font-weight="bold" style:font-weight-asian="bold" style:font-weight-complex="bold" fo:color="#252525"/>
    </style:style>
    <style:style style:name="P55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56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57" style:parent-style-name="Default" style:list-style-name="LFO6" style:family="paragraph"/>
    <style:style style:name="T58" style:parent-style-name="Policepardéfaut" style:family="text">
      <style:text-properties fo:font-weight="bold" style:font-weight-asian="bold" style:font-weight-complex="bold" fo:color="#252525"/>
    </style:style>
    <style:style style:name="T59" style:parent-style-name="Policepardéfaut" style:family="text">
      <style:text-properties fo:color="#252525"/>
    </style:style>
    <style:style style:name="P60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61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62" style:parent-style-name="Default" style:list-style-name="LFO15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63" style:parent-style-name="Default" style:family="paragraph">
      <style:text-properties fo:font-weight="bold" style:font-weight-asian="bold" style:font-weight-complex="bold" fo:color="#252525"/>
    </style:style>
    <style:style style:name="P64" style:parent-style-name="Default" style:list-style-name="LFO7" style:family="paragraph"/>
    <style:style style:name="T65" style:parent-style-name="Policepardéfaut" style:family="text">
      <style:text-properties fo:font-weight="bold" style:font-weight-asian="bold" style:font-weight-complex="bold" fo:color="#252525"/>
    </style:style>
    <style:style style:name="T66" style:parent-style-name="Policepardéfaut" style:family="text">
      <style:text-properties fo:color="#252525"/>
    </style:style>
    <style:style style:name="P67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68" style:parent-style-name="Default" style:family="paragraph">
      <style:text-properties fo:color="#252525"/>
    </style:style>
    <style:style style:name="P69" style:parent-style-name="Default" style:list-style-name="LFO7" style:family="paragraph"/>
    <style:style style:name="T70" style:parent-style-name="Policepardéfaut" style:family="text">
      <style:text-properties fo:font-weight="bold" style:font-weight-asian="bold" style:font-weight-complex="bold" fo:color="#252525"/>
    </style:style>
    <style:style style:name="T71" style:parent-style-name="Policepardéfaut" style:family="text">
      <style:text-properties fo:color="#252525"/>
    </style:style>
    <style:style style:name="P72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73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74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75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76" style:parent-style-name="Default" style:list-style-name="LFO15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77" style:parent-style-name="Default" style:family="paragraph">
      <style:paragraph-properties fo:margin-left="0.5312in">
        <style:tab-stops/>
      </style:paragraph-properties>
      <style:text-properties fo:font-weight="bold" style:font-weight-asian="bold" style:font-weight-complex="bold" fo:color="#252525"/>
    </style:style>
    <style:style style:name="P78" style:parent-style-name="Default" style:list-style-name="LFO8" style:family="paragraph"/>
    <style:style style:name="T79" style:parent-style-name="Policepardéfaut" style:family="text">
      <style:text-properties fo:font-weight="bold" style:font-weight-asian="bold" style:font-weight-complex="bold" fo:color="#252525"/>
    </style:style>
    <style:style style:name="T80" style:parent-style-name="Policepardéfaut" style:family="text">
      <style:text-properties fo:color="#252525"/>
    </style:style>
    <style:style style:name="P81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82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83" style:parent-style-name="Default" style:list-style-name="LFO8" style:family="paragraph"/>
    <style:style style:name="T84" style:parent-style-name="Policepardéfaut" style:family="text">
      <style:text-properties fo:font-weight="bold" style:font-weight-asian="bold" style:font-weight-complex="bold" fo:color="#252525"/>
    </style:style>
    <style:style style:name="T85" style:parent-style-name="Policepardéfaut" style:family="text">
      <style:text-properties fo:color="#252525"/>
    </style:style>
    <style:style style:name="P86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87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88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89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90" style:parent-style-name="Default" style:list-style-name="LFO15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91" style:parent-style-name="Default" style:family="paragraph">
      <style:paragraph-properties fo:margin-left="0.5312in">
        <style:tab-stops/>
      </style:paragraph-properties>
      <style:text-properties fo:font-weight="bold" style:font-weight-asian="bold" style:font-weight-complex="bold" fo:color="#252525"/>
    </style:style>
    <style:style style:name="P92" style:parent-style-name="Default" style:list-style-name="LFO9" style:family="paragraph"/>
    <style:style style:name="T93" style:parent-style-name="Policepardéfaut" style:family="text">
      <style:text-properties fo:font-weight="bold" style:font-weight-asian="bold" style:font-weight-complex="bold" fo:color="#252525"/>
    </style:style>
    <style:style style:name="P94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95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96" style:parent-style-name="Default" style:list-style-name="LFO9" style:family="paragraph"/>
    <style:style style:name="T97" style:parent-style-name="Policepardéfaut" style:family="text">
      <style:text-properties fo:font-weight="bold" style:font-weight-asian="bold" style:font-weight-complex="bold" fo:color="#252525"/>
    </style:style>
    <style:style style:name="P98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99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00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01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02" style:parent-style-name="Default" style:list-style-name="LFO15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103" style:parent-style-name="Default" style:family="paragraph">
      <style:paragraph-properties fo:margin-left="0.5312in">
        <style:tab-stops/>
      </style:paragraph-properties>
      <style:text-properties fo:font-weight="bold" style:font-weight-asian="bold" style:font-weight-complex="bold" fo:color="#252525"/>
    </style:style>
    <style:style style:name="P104" style:parent-style-name="Default" style:list-style-name="LFO10" style:family="paragraph"/>
    <style:style style:name="T105" style:parent-style-name="Policepardéfaut" style:family="text">
      <style:text-properties fo:font-weight="bold" style:font-weight-asian="bold" style:font-weight-complex="bold" fo:color="#252525"/>
    </style:style>
    <style:style style:name="T106" style:parent-style-name="Policepardéfaut" style:family="text">
      <style:text-properties fo:color="#252525"/>
    </style:style>
    <style:style style:name="P107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08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09" style:parent-style-name="Default" style:list-style-name="LFO10" style:family="paragraph"/>
    <style:style style:name="T110" style:parent-style-name="Policepardéfaut" style:family="text">
      <style:text-properties fo:font-weight="bold" style:font-weight-asian="bold" style:font-weight-complex="bold" fo:color="#252525"/>
    </style:style>
    <style:style style:name="T111" style:parent-style-name="Policepardéfaut" style:family="text">
      <style:text-properties fo:color="#252525"/>
    </style:style>
    <style:style style:name="P112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13" style:parent-style-name="Default" style:family="paragraph">
      <style:paragraph-properties fo:margin-left="0.5in">
        <style:tab-stops/>
      </style:paragraph-properties>
      <style:text-properties fo:font-weight="bold" style:font-weight-asian="bold" style:font-weight-complex="bold" fo:color="#252525"/>
    </style:style>
    <style:style style:name="P114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15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16" style:parent-style-name="Default" style:list-style-name="LFO15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117" style:parent-style-name="Default" style:family="paragraph">
      <style:paragraph-properties fo:margin-left="0.5312in">
        <style:tab-stops/>
      </style:paragraph-properties>
      <style:text-properties fo:font-weight="bold" style:font-weight-asian="bold" style:font-weight-complex="bold" fo:color="#252525"/>
    </style:style>
    <style:style style:name="P118" style:parent-style-name="Default" style:list-style-name="LFO11" style:family="paragraph"/>
    <style:style style:name="T119" style:parent-style-name="Policepardéfaut" style:family="text">
      <style:text-properties fo:font-weight="bold" style:font-weight-asian="bold" style:font-weight-complex="bold" fo:color="#252525"/>
    </style:style>
    <style:style style:name="T120" style:parent-style-name="Policepardéfaut" style:family="text">
      <style:text-properties fo:color="#252525"/>
    </style:style>
    <style:style style:name="P121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22" style:parent-style-name="Default" style:family="paragraph">
      <style:text-properties fo:color="#252525"/>
    </style:style>
    <style:style style:name="P123" style:parent-style-name="Default" style:family="paragraph">
      <style:text-properties fo:color="#252525"/>
    </style:style>
    <style:style style:name="P124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25" style:parent-style-name="Default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126" style:parent-style-name="Default" style:family="paragraph">
      <style:paragraph-properties fo:margin-left="0.5312in">
        <style:tab-stops/>
      </style:paragraph-properties>
      <style:text-properties fo:font-weight="bold" style:font-weight-asian="bold" style:font-weight-complex="bold" fo:color="#252525"/>
    </style:style>
    <style:style style:name="P127" style:parent-style-name="Default" style:list-style-name="LFO12" style:family="paragraph"/>
    <style:style style:name="T128" style:parent-style-name="Policepardéfaut" style:family="text">
      <style:text-properties fo:font-weight="bold" style:font-weight-asian="bold" style:font-weight-complex="bold" fo:color="#252525"/>
    </style:style>
    <style:style style:name="P129" style:parent-style-name="Default" style:family="paragraph">
      <style:paragraph-properties fo:margin-left="0.5in">
        <style:tab-stops/>
      </style:paragraph-properties>
    </style:style>
    <style:style style:name="T130" style:parent-style-name="Policepardéfaut" style:family="text">
      <style:text-properties fo:color="#252525"/>
    </style:style>
    <style:style style:name="T131" style:parent-style-name="Policepardéfaut" style:family="text">
      <style:text-properties fo:color="#252525"/>
    </style:style>
    <style:style style:name="T132" style:parent-style-name="Policepardéfaut" style:family="text">
      <style:text-properties fo:color="#252525"/>
    </style:style>
    <style:style style:name="T133" style:parent-style-name="Policepardéfaut" style:family="text">
      <style:text-properties fo:color="#252525"/>
    </style:style>
    <style:style style:name="P134" style:parent-style-name="Default" style:family="paragraph">
      <style:text-properties fo:color="#252525"/>
    </style:style>
    <style:style style:name="P135" style:parent-style-name="Default" style:list-style-name="LFO12" style:family="paragraph"/>
    <style:style style:name="T136" style:parent-style-name="Policepardéfaut" style:family="text">
      <style:text-properties fo:font-weight="bold" style:font-weight-asian="bold" style:font-weight-complex="bold" fo:color="#252525"/>
    </style:style>
    <style:style style:name="T137" style:parent-style-name="Policepardéfaut" style:family="text">
      <style:text-properties fo:color="#252525"/>
    </style:style>
    <style:style style:name="P138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39" style:parent-style-name="Default" style:family="paragraph">
      <style:text-properties fo:color="#252525"/>
    </style:style>
    <style:style style:name="P140" style:parent-style-name="Default" style:family="paragraph">
      <style:text-properties fo:color="#252525"/>
    </style:style>
    <style:style style:name="P141" style:parent-style-name="Default" style:family="paragraph">
      <style:paragraph-properties fo:margin-left="0.5in">
        <style:tab-stops/>
      </style:paragraph-properties>
      <style:text-properties fo:color="#00B050" fo:font-size="16pt" style:font-size-asian="16pt" style:font-size-complex="16pt"/>
    </style:style>
    <style:style style:name="P142" style:parent-style-name="Default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143" style:parent-style-name="Default" style:family="paragraph">
      <style:paragraph-properties fo:margin-left="0.5312in">
        <style:tab-stops/>
      </style:paragraph-properties>
      <style:text-properties fo:font-weight="bold" style:font-weight-asian="bold" style:font-weight-complex="bold" fo:color="#252525"/>
    </style:style>
    <style:style style:name="P144" style:parent-style-name="Default" style:list-style-name="LFO13" style:family="paragraph"/>
    <style:style style:name="T145" style:parent-style-name="Policepardéfaut" style:family="text">
      <style:text-properties fo:font-weight="bold" style:font-weight-asian="bold" style:font-weight-complex="bold" fo:color="#252525"/>
    </style:style>
    <style:style style:name="T146" style:parent-style-name="Policepardéfaut" style:family="text">
      <style:text-properties fo:color="#252525"/>
    </style:style>
    <style:style style:name="P147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48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49" style:parent-style-name="Default" style:list-style-name="LFO13" style:family="paragraph"/>
    <style:style style:name="T150" style:parent-style-name="Policepardéfaut" style:family="text">
      <style:text-properties fo:font-weight="bold" style:font-weight-asian="bold" style:font-weight-complex="bold" fo:color="#252525"/>
    </style:style>
    <style:style style:name="T151" style:parent-style-name="Policepardéfaut" style:family="text">
      <style:text-properties fo:color="#252525"/>
    </style:style>
    <style:style style:name="P152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53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54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55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56" style:parent-style-name="Default" style:family="paragraph">
      <style:text-properties fo:font-weight="bold" style:font-weight-asian="bold" style:font-weight-complex="bold" fo:color="#00B050" fo:font-size="16pt" style:font-size-asian="16pt" style:font-size-complex="16pt"/>
    </style:style>
    <style:style style:name="P157" style:parent-style-name="Default" style:family="paragraph">
      <style:paragraph-properties fo:margin-left="0.5312in">
        <style:tab-stops/>
      </style:paragraph-properties>
      <style:text-properties fo:font-weight="bold" style:font-weight-asian="bold" style:font-weight-complex="bold" fo:color="#252525"/>
    </style:style>
    <style:style style:name="P158" style:parent-style-name="Default" style:list-style-name="LFO14" style:family="paragraph"/>
    <style:style style:name="T159" style:parent-style-name="Policepardéfaut" style:family="text">
      <style:text-properties fo:font-weight="bold" style:font-weight-asian="bold" style:font-weight-complex="bold" fo:color="#252525"/>
    </style:style>
    <style:style style:name="T160" style:parent-style-name="Policepardéfaut" style:family="text">
      <style:text-properties fo:color="#252525"/>
    </style:style>
    <style:style style:name="P161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62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63" style:parent-style-name="Default" style:list-style-name="LFO14" style:family="paragraph"/>
    <style:style style:name="T164" style:parent-style-name="Policepardéfaut" style:family="text">
      <style:text-properties fo:font-weight="bold" style:font-weight-asian="bold" style:font-weight-complex="bold" fo:color="#252525"/>
    </style:style>
    <style:style style:name="T165" style:parent-style-name="Policepardéfaut" style:family="text">
      <style:text-properties fo:color="#252525"/>
    </style:style>
    <style:style style:name="P166" style:parent-style-name="Default" style:family="paragraph">
      <style:paragraph-properties fo:margin-left="0.5in">
        <style:tab-stops/>
      </style:paragraph-properties>
      <style:text-properties fo:color="#252525"/>
    </style:style>
    <style:style style:name="P167" style:parent-style-name="Default" style:family="paragraph">
      <style:paragraph-properties fo:margin-left="0.2812in">
        <style:tab-stops/>
      </style:paragraph-properties>
      <style:text-properties fo:color="#252525"/>
    </style:style>
  </office:automatic-styles>
  <office:body>
    <office:text text:use-soft-page-breaks="true">
      <text:p text:style-name="P1">Cahier des charges de site web gpu.userbenchmarck</text:p>
      <text:p text:style-name="P2"/>
      <text:p text:style-name="P3"/>
      <text:list text:style-name="LFO15" text:continue-numbering="true">
        <text:list-item>
          <text:p text:style-name="P4">Introduction</text:p>
        </text:list-item>
      </text:list>
      <text:p text:style-name="P5"/>
      <text:list text:style-name="LFO3" text:continue-numbering="true">
        <text:list-item>
          <text:p text:style-name="P6"><text:span text:style-name="T7">Objectif du site :</text:span></text:p>
        </text:list-item>
      </text:list>
      <text:p text:style-name="P8"><text:span text:style-name="T9"><text:s/>Le site<text:s/></text:span><text:a xlink:href="http://www.usergpubenchmarks.com/" office:target-frame-name="_new" xlink:show="replace"><text:span text:style-name="Lienhypertexte">www.usergpubenchmarks.com</text:span></text:a><text:span text:style-name="T10"><text:s/>a pour objectif de fournir des informations approfondies et actualisées sur les performances des GPU, offrant ainsi une ressource fiable aux amateurs de matériel informatique.</text:span></text:p>
      <text:p text:style-name="P11"/>
      <text:list text:style-name="LFO3" text:continue-numbering="true">
        <text:list-item>
          <text:p text:style-name="P12"><text:span text:style-name="T13">Public cible :</text:span><text:span text:style-name="T14"><text:s/></text:span></text:p>
        </text:list-item>
      </text:list>
      <text:p text:style-name="P15">Le site s'adresse aux joueurs, aux professionnels du graphisme et à toute personne recherchant des informations sur les performances des GPU.</text:p>
      <text:p text:style-name="P16"/>
      <text:p text:style-name="P17"/>
      <text:p text:style-name="P18"/>
      <text:list text:style-name="LFO15" text:continue-numbering="true">
        <text:list-item>
          <text:p text:style-name="P19">Fonctionnalités du Site</text:p>
        </text:list-item>
      </text:list>
      <text:p text:style-name="P20"/>
      <text:list text:style-name="LFO4" text:continue-numbering="true">
        <text:list-item>
          <text:p text:style-name="P21"><text:span text:style-name="T22">Benchmarking :</text:span><text:span text:style-name="T23"><text:s/></text:span></text:p>
        </text:list-item>
      </text:list>
      <text:p text:style-name="P24">Les benchmarks GPU seront effectués à l'aide d'une suite de tests standardisée, et les résultats seront présentés de manière claire et accessible.</text:p>
      <text:p text:style-name="P25"/>
      <text:list text:style-name="LFO4" text:continue-numbering="true">
        <text:list-item>
          <text:p text:style-name="P26"><text:span text:style-name="T27">Base de données :</text:span><text:span text:style-name="T28"><text:s/>La base de données des résultats de benchmarks sera mise à jour régulièrement à mesure que de nouveaux GPU sont disponibles sur le marché.</text:span></text:p>
        </text:list-item>
      </text:list>
      <text:p text:style-name="P29"/>
      <text:list text:style-name="LFO4" text:continue-numbering="true">
        <text:list-item>
          <text:p text:style-name="P30"><text:span text:style-name="T31">Comparaisons :</text:span><text:span text:style-name="T32"><text:s/>Les utilisateurs pourront comparer les performances de différents GPU à l'aide d'outils interactifs.</text:span></text:p>
        </text:list-item>
      </text:list>
      <text:p text:style-name="P33"/>
      <text:p text:style-name="P34"/>
      <text:p text:style-name="P35"/>
      <text:list text:style-name="LFO15" text:continue-numbering="true">
        <text:list-item>
          <text:p text:style-name="P36">Interface Utilisateur</text:p>
        </text:list-item>
      </text:list>
      <text:p text:style-name="P37"/>
      <text:list text:style-name="LFO5" text:continue-numbering="true">
        <text:list-item>
          <text:p text:style-name="P38"><text:span text:style-name="T39">Design :</text:span><text:span text:style-name="T40"><text:s/></text:span></text:p>
        </text:list-item>
      </text:list>
      <text:p text:style-name="P41">Le design du site sera intuitif, avec une mise en page épurée et une navigation fluide<text:s/>et un ordre choisit par utilisateur<text:s/>pour<text:s/>effectuer une recherche spécifique dans les GPU.</text:p>
      <text:p text:style-name="P42"/>
      <text:list text:style-name="LFO5" text:continue-numbering="true">
        <text:list-item>
          <text:p text:style-name="P43"><text:span text:style-name="T44">Navigation :</text:span></text:p>
        </text:list-item>
      </text:list>
      <text:p text:style-name="P45">Les utilisateurs pourront facilement accéder aux résultats de benchmarks, aux comparaisons et à d'autres sections pertinentes du site.</text:p>
      <text:p text:style-name="P46"/>
      <text:p text:style-name="P47"/>
      <text:p text:style-name="P48"/>
      <text:p text:style-name="P49"/>
      <text:p text:style-name="P50"/>
      <text:list text:style-name="LFO15" text:continue-numbering="true">
        <text:list-item>
          <text:p text:style-name="P51">Technologie</text:p>
        </text:list-item>
      </text:list>
      <text:p text:style-name="P52"/>
      <text:list text:style-name="LFO6" text:continue-numbering="true">
        <text:list-item>
          <text:p text:style-name="P53"><text:span text:style-name="T54">Plateforme :</text:span></text:p>
        </text:list-item>
      </text:list>
      <text:p text:style-name="P55"><text:s/>Le site sera développé en utilisant une technologie adaptée, une combinaison de langages de programmation comme HTML, CSS, JavaScript.</text:p>
      <text:p text:style-name="P56"/>
      <text:list text:style-name="LFO6" text:continue-numbering="true">
        <text:list-item>
          <text:p text:style-name="P57"><text:span text:style-name="T58">Compatibilité :</text:span><text:span text:style-name="T59"><text:s/></text:span></text:p>
        </text:list-item>
      </text:list>
      <text:p text:style-name="P60">Le site sera compatible avec les navigateurs populaires tels que Chrome, Firefox, Safari, et sera optimisé pour les appareils mobiles.</text:p>
      <text:p text:style-name="P61"/>
      <text:list text:style-name="LFO15" text:continue-numbering="true">
        <text:list-item>
          <text:p text:style-name="P62">Sécurité</text:p>
        </text:list-item>
      </text:list>
      <text:p text:style-name="P63"/>
      <text:list text:style-name="LFO7" text:continue-numbering="true">
        <text:list-item>
          <text:p text:style-name="P64"><text:span text:style-name="T65">Protection des données :</text:span><text:span text:style-name="T66"><text:s/></text:span></text:p>
        </text:list-item>
      </text:list>
      <text:p text:style-name="P67">Les données des utilisateurs seront collectées de manière sécurisée, conformément à une politique de confidentialité rigoureuse.</text:p>
      <text:p text:style-name="P68"/>
      <text:list text:style-name="LFO7" text:continue-numbering="true">
        <text:list-item>
          <text:p text:style-name="P69"><text:span text:style-name="T70">Certificat SSL :</text:span><text:span text:style-name="T71"><text:s/></text:span></text:p>
        </text:list-item>
      </text:list>
      <text:p text:style-name="P72">Le site utilisera un certificat SSL pour sécuriser toutes les communications entre les utilisateurs et le serveur.</text:p>
      <text:p text:style-name="P73"/>
      <text:p text:style-name="P74"/>
      <text:p text:style-name="P75"/>
      <text:list text:style-name="LFO15" text:continue-numbering="true">
        <text:list-item>
          <text:p text:style-name="P76">Performances</text:p>
        </text:list-item>
      </text:list>
      <text:p text:style-name="P77"/>
      <text:list text:style-name="LFO8" text:continue-numbering="true">
        <text:list-item>
          <text:p text:style-name="P78"><text:span text:style-name="T79">Temps de chargement :</text:span><text:span text:style-name="T80"><text:s/></text:span></text:p>
        </text:list-item>
      </text:list>
      <text:p text:style-name="P81">Des efforts seront déployés pour maintenir des temps de chargement rapides, optimisant les images et le code pour une expérience utilisateur fluide.</text:p>
      <text:p text:style-name="P82"/>
      <text:list text:style-name="LFO8" text:continue-numbering="true">
        <text:list-item>
          <text:p text:style-name="P83"><text:span text:style-name="T84">Évolutivité :</text:span><text:span text:style-name="T85"><text:s/></text:span></text:p>
        </text:list-item>
      </text:list>
      <text:p text:style-name="P86">L'architecture du site sera conçue pour évoluer facilement avec l'augmentation du trafic.</text:p>
      <text:p text:style-name="P87"/>
      <text:p text:style-name="P88"/>
      <text:p text:style-name="P89"/>
      <text:list text:style-name="LFO15" text:continue-numbering="true">
        <text:list-item>
          <text:p text:style-name="P90">Contenu</text:p>
        </text:list-item>
      </text:list>
      <text:p text:style-name="P91"/>
      <text:list text:style-name="LFO9" text:continue-numbering="true">
        <text:list-item>
          <text:p text:style-name="P92"><text:span text:style-name="T93">Type de contenu :</text:span></text:p>
        </text:list-item>
      </text:list>
      <text:p text:style-name="P94"><text:s/>Le site proposera des articles informatifs, des vidéos explicatives<text:s/>dans YouTube<text:s/>et des<text:s/>link de redirection pour faire l’achat.</text:p>
      <text:p text:style-name="P95"/>
      <text:list text:style-name="LFO9" text:continue-numbering="true">
        <text:list-item>
          <text:p text:style-name="P96"><text:span text:style-name="T97">Politique éditoriale :</text:span></text:p>
        </text:list-item>
      </text:list>
      <text:p text:style-name="P98"><text:s/>Une politique éditoriale sera mise en place pour garantir la qualité et l'exactitude du contenu.</text:p>
      <text:p text:style-name="P99"/>
      <text:p text:style-name="P100"/>
      <text:p text:style-name="P101"/>
      <text:list text:style-name="LFO15" text:continue-numbering="true">
        <text:list-item>
          <text:p text:style-name="P102">Administration</text:p>
        </text:list-item>
      </text:list>
      <text:p text:style-name="P103"/>
      <text:list text:style-name="LFO10" text:continue-numbering="true">
        <text:list-item>
          <text:p text:style-name="P104"><text:span text:style-name="T105">Gestion de contenu :</text:span><text:span text:style-name="T106"><text:s/></text:span></text:p>
        </text:list-item>
      </text:list>
      <text:p text:style-name="P107">Un système de gestion de contenu convivial permettra une mise à jour facile des résultats de benchmarks et du contenu.</text:p>
      <text:p text:style-name="P108"/>
      <text:list text:style-name="LFO10" text:continue-numbering="true">
        <text:list-item>
          <text:p text:style-name="P109"><text:span text:style-name="T110">Maintenance :</text:span><text:span text:style-name="T111"><text:s/></text:span></text:p>
        </text:list-item>
      </text:list>
      <text:p text:style-name="P112">Des routines de maintenance régulières seront mises en place pour assurer la stabilité du site.</text:p>
      <text:p text:style-name="P113"/>
      <text:p text:style-name="P114"/>
      <text:p text:style-name="P115"/>
      <text:list text:style-name="LFO15" text:continue-numbering="true">
        <text:list-item>
          <text:p text:style-name="P116">Évolutivité et Extension</text:p>
        </text:list-item>
      </text:list>
      <text:p text:style-name="P117"/>
      <text:list text:style-name="LFO11" text:continue-numbering="true">
        <text:list-item>
          <text:p text:style-name="P118"><text:span text:style-name="T119">Fonctionnalités futures :</text:span><text:span text:style-name="T120"><text:s/></text:span></text:p>
        </text:list-item>
      </text:list>
      <text:p text:style-name="P121">Le site sera conçu pour permettre l'ajout de nouvelles fonctionnalités à mesure que les besoins évoluent.</text:p>
      <text:p text:style-name="P122"/>
      <text:p text:style-name="P123"/>
      <text:p text:style-name="P124"/>
      <text:p text:style-name="P125"><text:s text:c="6"/>10.Budget et Échéancier</text:p>
      <text:p text:style-name="P126"/>
      <text:list text:style-name="LFO12" text:continue-numbering="true">
        <text:list-item>
          <text:p text:style-name="P127"><text:span text:style-name="T128">Budget :</text:span></text:p>
        </text:list-item>
      </text:list>
      <text:p text:style-name="P129"><text:span text:style-name="T130">Le budget sera alloué au développement initial, à la maintenance continue et aux mises à<text:s/></text:span><text:span text:style-name="T131"><text:s text:c="2"/></text:span><text:span text:style-name="T132">jour du site.</text:span><text:s/><text:span text:style-name="T133">75 000 € - 190 000 € pour le développement initial, et 15 000 € - 38 000 € par an pour la maintenance, le support et la promotion.</text:span></text:p>
      <text:p text:style-name="P134"/>
      <text:list text:style-name="LFO12" text:continue-numbering="true">
        <text:list-item>
          <text:p text:style-name="P135"><text:span text:style-name="T136">Échéancier :</text:span><text:span text:style-name="T137"><text:s/></text:span></text:p>
        </text:list-item>
      </text:list>
      <text:p text:style-name="P138">Des délais seront fixés pour chaque phase du projet, avec une planification de la maintenance à long terme.</text:p>
      <text:p text:style-name="P139"/>
      <text:p text:style-name="P140"/>
      <text:p text:style-name="P141"/>
      <text:p text:style-name="P142"><text:s text:c="7"/>11.Exigences Légales et Réglementaires</text:p>
      <text:p text:style-name="P143"/>
      <text:list text:style-name="LFO13" text:continue-numbering="true">
        <text:list-item>
          <text:p text:style-name="P144"><text:span text:style-name="T145">Droits d'auteur :</text:span><text:span text:style-name="T146"><text:s/></text:span></text:p>
        </text:list-item>
      </text:list>
      <text:p text:style-name="P147">Le site respectera les lois sur les droits d'auteur, et tout contenu protégé sera utilisé conformément à ces lois.</text:p>
      <text:p text:style-name="P148"/>
      <text:list text:style-name="LFO13" text:continue-numbering="true">
        <text:list-item>
          <text:p text:style-name="P149"><text:span text:style-name="T150">Politique de confidentialité :</text:span><text:span text:style-name="T151"><text:s/></text:span></text:p>
        </text:list-item>
      </text:list>
      <text:p text:style-name="P152">Une politique de confidentialité sera publiée et suivie pour protéger les données des utilisateurs.</text:p>
      <text:p text:style-name="P153"/>
      <text:p text:style-name="P154"/>
      <text:p text:style-name="P155"/>
      <text:p text:style-name="P156"><text:s text:c="9"/>12.Support Technique</text:p>
      <text:p text:style-name="P157"/>
      <text:list text:style-name="LFO14" text:continue-numbering="true">
        <text:list-item>
          <text:p text:style-name="P158"><text:span text:style-name="T159">Support utilisateur :</text:span><text:span text:style-name="T160"><text:s/></text:span></text:p>
        </text:list-item>
      </text:list>
      <text:p text:style-name="P161">Des canaux de support seront mis en place pour aider les utilisateurs en cas de problèmes techniques.</text:p>
      <text:p text:style-name="P162"/>
      <text:list text:style-name="LFO14" text:continue-numbering="true">
        <text:list-item>
          <text:p text:style-name="P163"><text:span text:style-name="T164">Mises à jour :</text:span><text:span text:style-name="T165"><text:s/></text:span></text:p>
        </text:list-item>
      </text:list>
      <text:p text:style-name="P166">Un plan de gestion des mises à jour, y compris les correctifs de sécurité, sera établi.</text:p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style:letter-kerning="false" fo:font-size="12pt" style:font-size-asian="12pt" style:font-size-complex="12pt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format="1" text:display-levels="2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3" style:num-format="1" text:display-levels="3">
        <style:list-level-properties text:space-before="0.5312in" text:min-label-width="0.5in" text:list-level-position-and-space-mode="label-alignment">
          <style:list-level-label-alignment text:label-followed-by="listtab" fo:margin-left="1.0312in" fo:text-indent="-0.5in"/>
        </style:list-level-properties>
      </text:list-level-style-number>
      <text:list-level-style-number text:level="4" style:num-format="1" text:display-levels="4">
        <style:list-level-properties text:space-before="0.7812in" text:min-label-width="0.5in" text:list-level-position-and-space-mode="label-alignment">
          <style:list-level-label-alignment text:label-followed-by="listtab" fo:margin-left="1.2812in" fo:text-indent="-0.5in"/>
        </style:list-level-properties>
      </text:list-level-style-number>
      <text:list-level-style-number text:level="5" style:num-format="1" text:display-levels="5">
        <style:list-level-properties text:space-before="1.0312in" text:min-label-width="0.75in" text:list-level-position-and-space-mode="label-alignment">
          <style:list-level-label-alignment text:label-followed-by="listtab" fo:margin-left="1.7812in" fo:text-indent="-0.75in"/>
        </style:list-level-properties>
      </text:list-level-style-number>
      <text:list-level-style-number text:level="6" style:num-format="1" text:display-levels="6">
        <style:list-level-properties text:space-before="1.2812in" text:min-label-width="0.75in" text:list-level-position-and-space-mode="label-alignment">
          <style:list-level-label-alignment text:label-followed-by="listtab" fo:margin-left="2.0312in" fo:text-indent="-0.75in"/>
        </style:list-level-properties>
      </text:list-level-style-number>
      <text:list-level-style-number text:level="7" style:num-format="1" text:display-levels="7">
        <style:list-level-properties text:space-before="1.5312in" text:min-label-width="1in" text:list-level-position-and-space-mode="label-alignment">
          <style:list-level-label-alignment text:label-followed-by="listtab" fo:margin-left="2.5312in" fo:text-indent="-1in"/>
        </style:list-level-properties>
      </text:list-level-style-number>
      <text:list-level-style-number text:level="8" style:num-format="1" text:display-levels="8">
        <style:list-level-properties text:space-before="1.7812in" text:min-label-width="1in" text:list-level-position-and-space-mode="label-alignment">
          <style:list-level-label-alignment text:label-followed-by="listtab" fo:margin-left="2.7812in" fo:text-indent="-1in"/>
        </style:list-level-properties>
      </text:list-level-style-number>
      <text:list-level-style-number text:level="9" style:num-format="1" text:display-levels="9">
        <style:list-level-properties text:space-before="2.0312in" text:min-label-width="1.25in" text:list-level-position-and-space-mode="label-alignment">
          <style:list-level-label-alignment text:label-followed-by="listtab" fo:margin-left="3.2812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format="1" text:display-levels="2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3" style:num-format="1" text:display-levels="3">
        <style:list-level-properties text:space-before="0.5312in" text:min-label-width="0.5in" text:list-level-position-and-space-mode="label-alignment">
          <style:list-level-label-alignment text:label-followed-by="listtab" fo:margin-left="1.0312in" fo:text-indent="-0.5in"/>
        </style:list-level-properties>
      </text:list-level-style-number>
      <text:list-level-style-number text:level="4" style:num-format="1" text:display-levels="4">
        <style:list-level-properties text:space-before="0.7812in" text:min-label-width="0.5in" text:list-level-position-and-space-mode="label-alignment">
          <style:list-level-label-alignment text:label-followed-by="listtab" fo:margin-left="1.2812in" fo:text-indent="-0.5in"/>
        </style:list-level-properties>
      </text:list-level-style-number>
      <text:list-level-style-number text:level="5" style:num-format="1" text:display-levels="5">
        <style:list-level-properties text:space-before="1.0312in" text:min-label-width="0.75in" text:list-level-position-and-space-mode="label-alignment">
          <style:list-level-label-alignment text:label-followed-by="listtab" fo:margin-left="1.7812in" fo:text-indent="-0.75in"/>
        </style:list-level-properties>
      </text:list-level-style-number>
      <text:list-level-style-number text:level="6" style:num-format="1" text:display-levels="6">
        <style:list-level-properties text:space-before="1.2812in" text:min-label-width="0.75in" text:list-level-position-and-space-mode="label-alignment">
          <style:list-level-label-alignment text:label-followed-by="listtab" fo:margin-left="2.0312in" fo:text-indent="-0.75in"/>
        </style:list-level-properties>
      </text:list-level-style-number>
      <text:list-level-style-number text:level="7" style:num-format="1" text:display-levels="7">
        <style:list-level-properties text:space-before="1.5312in" text:min-label-width="1in" text:list-level-position-and-space-mode="label-alignment">
          <style:list-level-label-alignment text:label-followed-by="listtab" fo:margin-left="2.5312in" fo:text-indent="-1in"/>
        </style:list-level-properties>
      </text:list-level-style-number>
      <text:list-level-style-number text:level="8" style:num-format="1" text:display-levels="8">
        <style:list-level-properties text:space-before="1.7812in" text:min-label-width="1in" text:list-level-position-and-space-mode="label-alignment">
          <style:list-level-label-alignment text:label-followed-by="listtab" fo:margin-left="2.7812in" fo:text-indent="-1in"/>
        </style:list-level-properties>
      </text:list-level-style-number>
      <text:list-level-style-number text:level="9" style:num-format="1" text:display-levels="9">
        <style:list-level-properties text:space-before="2.0312in" text:min-label-width="1.25in" text:list-level-position-and-space-mode="label-alignment">
          <style:list-level-label-alignment text:label-followed-by="listtab" fo:margin-left="3.2812in" fo:text-indent="-1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number text:level="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s Aithalli</meta:initial-creator>
    <dc:creator>Anas Aithalli</dc:creator>
    <meta:creation-date>2023-12-11T19:15:00Z</meta:creation-date>
    <dc:date>2023-12-11T20:42:00Z</dc:date>
    <meta:template xlink:href="Normal" xlink:type="simple"/>
    <meta:editing-cycles>6</meta:editing-cycles>
    <meta:editing-duration>PT5220S</meta:editing-duration>
    <meta:document-statistic meta:page-count="4" meta:paragraph-count="7" meta:word-count="608" meta:character-count="3949" meta:row-count="27" meta:non-whitespace-character-count="3348"/>
  </office:meta>
</office:document-meta>
</file>